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5Identification Mono" svg:font-family="'5Identification Mono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87cm" draw:stroke-linejoin="miter" draw:fill="solid" draw:fill-color="#000000"/>
    </style:style>
    <style:style style:name="gr2" style:family="graphic" style:parent-style-name="standard">
      <style:graphic-properties draw:stroke="none" draw:stroke-linejoin="miter" draw:fill="solid" draw:fill-color="#ffffff"/>
    </style:style>
    <style:style style:name="gr3" style:family="graphic" style:parent-style-name="standard">
      <style:graphic-properties draw:stroke="none" draw:stroke-linejoin="miter" draw:fill="solid" draw:fill-color="#e41c1c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e41c1c"/>
    </style:style>
  </office:automatic-styles>
  <office:body>
    <office:drawing>
      <draw:page draw:name="page1" draw:style-name="dp1" draw:master-page-name="Default">
        <draw:path draw:style-name="gr1" draw:text-style-name="P1" draw:layer="layout" svg:width="24.061cm" svg:height="10.777cm" svg:x="0cm" svg:y="-0.001cm" svg:viewBox="0 0 24062 10778" svg:d="M0 67c0 3571 0 7141 0 10711 8021 0 16041 0 24062 0 0-3593 0-7185 0-10778-8021 0-16041 0-24062 0v34z">
          <text:p/>
        </draw:path>
        <draw:polygon draw:style-name="gr2" draw:text-style-name="P2" draw:layer="layout" svg:width="7.909cm" svg:height="8.152cm" svg:x="1.8cm" svg:y="1.3cm" svg:viewBox="0 0 7910 8153" draw:points="7910,8153 6162,8153 5228,6918 0,0 1748,0">
          <text:p/>
        </draw:polygon>
        <draw:polygon draw:style-name="gr3" draw:text-style-name="P3" draw:layer="layout" svg:width="7.909cm" svg:height="8.152cm" svg:x="1.312cm" svg:y="1.313cm" svg:viewBox="0 0 7910 8153" draw:points="0,8153 1748,8153 2682,6918 7910,0 6162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5Identification Mono" svg:font-family="'5Identification Mono'" style:font-pitch="variable"/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061cm" fo:page-height="10.7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2T19:08:29.444000000</dc:date>
    <meta:editing-duration>PT3M31S</meta:editing-duration>
    <meta:editing-cycles>4</meta:editing-cycles>
    <meta:generator>LibreOffice/5.2.5.1$Windows_x86 LibreOffice_project/0312e1a284a7d50ca85a365c316c7abbf20a4d22</meta:generator>
    <meta:document-statistic meta:object-count="3"/>
  </office:meta>
</office:document-meta>
</file>